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4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ff" fo:font-size="24pt" fo:font-style="normal" style:font-size-asian="24pt" style:font-style-asian="normal" style:font-size-complex="24pt" style:font-style-complex="normal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2" draw:text-style-name="P1" draw:layer="layout" svg:x1="7.861cm" svg:y1="5.1cm" svg:x2="6.059cm" svg:y2="5.139cm">
          <text:p/>
        </draw:line>
        <draw:line draw:style-name="gr2" draw:text-style-name="P1" draw:layer="layout" svg:x1="6.021cm" svg:y1="6.52cm" svg:x2="7.938cm" svg:y2="6.481cm">
          <text:p/>
        </draw:line>
        <draw:line draw:style-name="gr2" draw:text-style-name="P1" draw:layer="layout" svg:x1="7.747cm" svg:y1="7.133cm" svg:x2="5.945cm" svg:y2="7.172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22cm" svg:y="6.289cm">
          <draw:text-box>
            <text:p>iChldOut</text:p>
          </draw:text-box>
        </draw:frame>
        <draw:custom-shape draw:style-name="gr1" draw:text-style-name="P1" draw:layer="layout" svg:width="5.905cm" svg:height="4.18cm" svg:x="0.958cm" svg:y="9.3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73cm" svg:y1="10.239cm" svg:x2="8.09cm" svg:y2="10.2cm">
          <text:p/>
        </draw:line>
        <draw:line draw:style-name="gr2" draw:text-style-name="P1" draw:layer="layout" svg:x1="7.899cm" svg:y1="10.852cm" svg:x2="6.097cm" svg:y2="10.891cm">
          <text:p/>
        </draw:line>
        <draw:line draw:style-name="gr2" draw:text-style-name="P1" draw:layer="layout" svg:x1="6.059cm" svg:y1="12.272cm" svg:x2="7.976cm" svg:y2="12.233cm">
          <text:p/>
        </draw:line>
        <draw:line draw:style-name="gr2" draw:text-style-name="P1" draw:layer="layout" svg:x1="7.785cm" svg:y1="12.885cm" svg:x2="5.983cm" svg:y2="12.924cm">
          <text:p/>
        </draw:line>
        <draw:frame draw:style-name="gr3" draw:layer="layout" svg:width="2.682cm" svg:height="1.038cm" svg:x="3.183cm" svg:y="9.932cm">
          <draw:text-box>
            <text:p>oChldIn</text:p>
          </draw:text-box>
        </draw:frame>
        <draw:frame draw:style-name="gr4" draw:layer="layout" svg:width="2.966cm" svg:height="1.074cm" svg:x="3.258cm" svg:y="12.041cm">
          <draw:text-box>
            <text:p>iChldOut</text:p>
          </draw:text-box>
        </draw:frame>
        <draw:frame draw:style-name="gr3" draw:text-style-name="P2" draw:layer="layout" svg:width="12.152cm" svg:height="1.301cm" svg:x="9.893cm" svg:y="0.882cm">
          <draw:text-box>
            <text:p><text:span text:style-name="T1">lhs and rhs passed to </text:span><text:span text:style-name="T2">operator|</text:span></text:p>
          </draw:text-box>
        </draw:frame>
        <draw:frame draw:style-name="gr3" draw:layer="layout" svg:width="1.311cm" svg:height="1.038cm" svg:x="1.112cm" svg:y="3.835cm">
          <draw:text-box>
            <text:p>lhs</text:p>
          </draw:text-box>
        </draw:frame>
        <draw:frame draw:style-name="gr3" draw:layer="layout" svg:width="1.383cm" svg:height="1.038cm" svg:x="1.112cm" svg:y="9.625cm">
          <draw:text-box>
            <text:p>rhs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line draw:style-name="gr6" draw:text-style-name="P1" draw:layer="layout" svg:x1="6.021cm" svg:y1="6.52cm" svg:x2="7.938cm" svg:y2="6.481cm">
          <text:p/>
        </draw:line>
        <draw:line draw:style-name="gr2" draw:text-style-name="P1" draw:layer="layout" svg:x1="7.747cm" svg:y1="7.133cm" svg:x2="5.945cm" svg:y2="7.172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22cm" svg:y="6.289cm">
          <draw:text-box>
            <text:p>iChldOut</text:p>
          </draw:text-box>
        </draw:frame>
        <draw:custom-shape draw:style-name="gr1" draw:text-style-name="P1" draw:layer="layout" svg:width="5.905cm" svg:height="4.18cm" svg:x="0.958cm" svg:y="9.3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73cm" svg:y1="10.239cm" svg:x2="8.09cm" svg:y2="10.2cm">
          <text:p/>
        </draw:line>
        <draw:line draw:style-name="gr2" draw:text-style-name="P1" draw:layer="layout" svg:x1="7.899cm" svg:y1="10.852cm" svg:x2="6.097cm" svg:y2="10.891cm">
          <text:p/>
        </draw:line>
        <draw:line draw:style-name="gr2" draw:text-style-name="P1" draw:layer="layout" svg:x1="6.059cm" svg:y1="12.272cm" svg:x2="7.976cm" svg:y2="12.233cm">
          <text:p/>
        </draw:line>
        <draw:line draw:style-name="gr2" draw:text-style-name="P1" draw:layer="layout" svg:x1="7.785cm" svg:y1="12.885cm" svg:x2="5.983cm" svg:y2="12.924cm">
          <text:p/>
        </draw:line>
        <draw:frame draw:style-name="gr3" draw:layer="layout" svg:width="2.682cm" svg:height="1.038cm" svg:x="3.183cm" svg:y="9.932cm">
          <draw:text-box>
            <text:p>oChldIn</text:p>
          </draw:text-box>
        </draw:frame>
        <draw:frame draw:style-name="gr4" draw:layer="layout" svg:width="2.966cm" svg:height="1.074cm" svg:x="3.258cm" svg:y="12.041cm">
          <draw:text-box>
            <text:p>iChldOut</text:p>
          </draw:text-box>
        </draw:frame>
        <draw:frame draw:style-name="gr3" draw:text-style-name="P2" draw:layer="layout" svg:width="16.339cm" svg:height="1.301cm" svg:x="7.516cm" svg:y="0.729cm">
          <draw:text-box>
            <text:p text:style-name="P1"><text:span text:style-name="T1">calling lhs.start(): lhs's child process starts</text:span></text:p>
          </draw:text-box>
        </draw:frame>
        <draw:frame draw:style-name="gr3" draw:layer="layout" svg:width="1.311cm" svg:height="1.038cm" svg:x="1.112cm" svg:y="3.835cm">
          <draw:text-box>
            <text:p>lhs</text:p>
          </draw:text-box>
        </draw:frame>
        <draw:frame draw:style-name="gr3" draw:layer="layout" svg:width="1.383cm" svg:height="1.038cm" svg:x="1.112cm" svg:y="9.625cm">
          <draw:text-box>
            <text:p>rhs</text:p>
          </draw:text-box>
        </draw:frame>
        <draw:custom-shape draw:style-name="gr1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lhs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polyline draw:style-name="gr2" draw:text-style-name="P1" draw:layer="layout" svg:width="17.283cm" svg:height="2.165cm" draw:transform="rotate (-3.0792843992942) translate (25.0547510806968cm 8.21659656462358cm)" svg:viewBox="0 0 17284 2166" draw:points="2493,-17357 0,-17502 167,-19522 15556,-18519 17284,-17356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line draw:style-name="gr6" draw:text-style-name="P1" draw:layer="layout" svg:x1="6.04cm" svg:y1="6.52cm" svg:x2="7.957cm" svg:y2="6.481cm">
          <text:p/>
        </draw:line>
        <draw:line draw:style-name="gr2" draw:text-style-name="P1" draw:layer="layout" svg:x1="7.899cm" svg:y1="7.133cm" svg:x2="6.097cm" svg:y2="7.172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028cm" svg:y="6.327cm">
          <draw:text-box>
            <text:p>iChldOut</text:p>
          </draw:text-box>
        </draw:frame>
        <draw:custom-shape draw:style-name="gr1" draw:text-style-name="P1" draw:layer="layout" svg:width="5.905cm" svg:height="4.18cm" svg:x="0.958cm" svg:y="9.39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4cm" svg:y1="10.239cm" svg:x2="7.957cm" svg:y2="10.2cm">
          <text:p/>
        </draw:line>
        <draw:line draw:style-name="gr2" draw:text-style-name="P1" draw:layer="layout" svg:x1="7.899cm" svg:y1="10.852cm" svg:x2="6.097cm" svg:y2="10.891cm">
          <text:p/>
        </draw:line>
        <draw:line draw:style-name="gr2" draw:text-style-name="P1" draw:layer="layout" svg:x1="6.059cm" svg:y1="12.272cm" svg:x2="7.976cm" svg:y2="12.233cm">
          <text:p/>
        </draw:line>
        <draw:line draw:style-name="gr2" draw:text-style-name="P1" draw:layer="layout" svg:x1="7.785cm" svg:y1="12.885cm" svg:x2="5.983cm" svg:y2="12.924cm">
          <text:p/>
        </draw:line>
        <draw:frame draw:style-name="gr3" draw:layer="layout" svg:width="2.682cm" svg:height="1.038cm" svg:x="3.183cm" svg:y="9.932cm">
          <draw:text-box>
            <text:p>oChldIn</text:p>
          </draw:text-box>
        </draw:frame>
        <draw:frame draw:style-name="gr4" draw:layer="layout" svg:width="2.966cm" svg:height="1.074cm" svg:x="3.258cm" svg:y="12.041cm">
          <draw:text-box>
            <text:p>iChldOut</text:p>
          </draw:text-box>
        </draw:frame>
        <draw:frame draw:style-name="gr3" draw:text-style-name="P2" draw:layer="layout" svg:width="15.958cm" svg:height="1.301cm" svg:x="6.749cm" svg:y="0.576cm">
          <draw:text-box>
            <text:p text:style-name="P1"><text:span text:style-name="T1">assigning lhs's iChildOut to rhs's oChildIn</text:span></text:p>
          </draw:text-box>
        </draw:frame>
        <draw:frame draw:style-name="gr3" draw:layer="layout" svg:width="1.311cm" svg:height="1.038cm" svg:x="1.112cm" svg:y="3.835cm">
          <draw:text-box>
            <text:p>lhs</text:p>
          </draw:text-box>
        </draw:frame>
        <draw:frame draw:style-name="gr3" draw:layer="layout" svg:width="1.383cm" svg:height="1.038cm" svg:x="1.112cm" svg:y="9.625cm">
          <draw:text-box>
            <text:p>rhs</text:p>
          </draw:text-box>
        </draw:frame>
        <draw:custom-shape draw:style-name="gr1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lhs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polyline draw:style-name="gr2" draw:text-style-name="P1" draw:layer="layout" svg:width="17.283cm" svg:height="2.165cm" draw:transform="rotate (-3.0792843992942) translate (25.0547510806968cm 8.21659656462358cm)" svg:viewBox="0 0 17284 2166" draw:points="2493,-17357 0,-17502 167,-19522 15556,-18519 17284,-17356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draw:custom-shape draw:style-name="gr7" draw:text-style-name="P1" draw:id="id1" draw:layer="layout" svg:width="2.34cm" svg:height="1.534cm" svg:x="5.828cm" svg:y="6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2" draw:layer="layout" svg:width="2.263cm" svg:height="1.496cm" svg:x="5.867cm" svg:y="9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6.998cm" svg:y1="7.631cm" svg:x2="6.998cm" svg:y2="9.739cm" draw:start-shape="id1" draw:start-glue-point="2" draw:end-shape="id2" draw:end-glue-point="0" svg:d="m6998 7631v2108">
          <text:p/>
        </draw:connector>
        <draw:frame draw:style-name="gr3" draw:text-style-name="P2" draw:layer="layout" svg:width="3.262cm" svg:height="1.301cm" svg:x="0.997cm" svg:y="0.882cm">
          <draw:text-box>
            <text:p><text:span text:style-name="T1">P1 | P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9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line draw:style-name="gr6" draw:text-style-name="P1" draw:layer="layout" svg:x1="6.04cm" svg:y1="6.52cm" svg:x2="7.957cm" svg:y2="6.481cm">
          <text:p/>
        </draw:line>
        <draw:line draw:style-name="gr2" draw:text-style-name="P1" draw:layer="layout" svg:x1="7.899cm" svg:y1="7.133cm" svg:x2="6.097cm" svg:y2="7.172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028cm" svg:y="6.327cm">
          <draw:text-box>
            <text:p>iChldOut</text:p>
          </draw:text-box>
        </draw:frame>
        <draw:custom-shape draw:style-name="gr1" draw:text-style-name="P1" draw:layer="layout" svg:width="5.905cm" svg:height="4.18cm" svg:x="0.843cm" svg:y="14.30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58cm" svg:y1="15.147cm" svg:x2="7.975cm" svg:y2="15.108cm">
          <text:p/>
        </draw:line>
        <draw:line draw:style-name="gr2" draw:text-style-name="P1" draw:layer="layout" svg:x1="7.784cm" svg:y1="15.76cm" svg:x2="5.982cm" svg:y2="15.799cm">
          <text:p/>
        </draw:line>
        <draw:line draw:style-name="gr2" draw:text-style-name="P1" draw:layer="layout" svg:x1="5.944cm" svg:y1="17.18cm" svg:x2="7.861cm" svg:y2="17.141cm">
          <text:p/>
        </draw:line>
        <draw:line draw:style-name="gr2" draw:text-style-name="P1" draw:layer="layout" svg:x1="7.67cm" svg:y1="17.793cm" svg:x2="5.868cm" svg:y2="17.832cm">
          <text:p/>
        </draw:line>
        <draw:frame draw:style-name="gr3" draw:layer="layout" svg:width="2.682cm" svg:height="1.038cm" svg:x="3.068cm" svg:y="14.84cm">
          <draw:text-box>
            <text:p>oChldIn</text:p>
          </draw:text-box>
        </draw:frame>
        <draw:frame draw:style-name="gr4" draw:layer="layout" svg:width="2.966cm" svg:height="1.074cm" svg:x="3.143cm" svg:y="16.949cm">
          <draw:text-box>
            <text:p>iChldOut</text:p>
          </draw:text-box>
        </draw:frame>
        <draw:frame draw:style-name="gr3" draw:text-style-name="P2" draw:layer="layout" svg:width="16.013cm" svg:height="1.301cm" svg:x="6.749cm" svg:y="0.576cm">
          <draw:text-box>
            <text:p text:style-name="P1"><text:span text:style-name="T1">passing P2 (lhs) and P3 (rhs) to </text:span><text:span text:style-name="T3">operator|</text:span></text:p>
          </draw:text-box>
        </draw:frame>
        <draw:custom-shape draw:style-name="gr9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P1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polyline draw:style-name="gr2" draw:text-style-name="P1" draw:layer="layout" svg:width="17.283cm" svg:height="2.165cm" draw:transform="rotate (-3.0792843992942) translate (25.0547510806968cm 8.21659656462358cm)" svg:viewBox="0 0 17284 2166" draw:points="2493,-17357 0,-17502 167,-19522 15556,-18519 17284,-17356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draw:custom-shape draw:style-name="gr7" draw:text-style-name="P1" draw:id="id3" draw:layer="layout" svg:width="2.34cm" svg:height="1.534cm" svg:x="5.828cm" svg:y="6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6.998cm" svg:y1="7.631cm" svg:x2="6.998cm" svg:y2="9.739cm" draw:start-shape="id3" draw:start-glue-point="2" svg:d="m6998 7631v2108">
          <text:p/>
        </draw:connector>
        <draw:frame draw:style-name="gr3" draw:text-style-name="P2" draw:layer="layout" svg:width="4.989cm" svg:height="1.301cm" svg:x="0.997cm" svg:y="0.882cm">
          <draw:text-box>
            <text:p><text:span text:style-name="T1">P1 | P2 | P3</text:span></text:p>
          </draw:text-box>
        </draw:frame>
        <draw:custom-shape draw:style-name="gr1" draw:text-style-name="P1" draw:layer="layout" svg:width="5.905cm" svg:height="4.18cm" svg:x="0.958cm" svg:y="9.39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4cm" svg:y1="10.239cm" svg:x2="7.957cm" svg:y2="10.2cm">
          <text:p/>
        </draw:line>
        <draw:line draw:style-name="gr2" draw:text-style-name="P1" draw:layer="layout" svg:x1="7.899cm" svg:y1="10.852cm" svg:x2="6.097cm" svg:y2="10.891cm">
          <text:p/>
        </draw:line>
        <draw:line draw:style-name="gr2" draw:text-style-name="P1" draw:layer="layout" svg:x1="6.059cm" svg:y1="12.272cm" svg:x2="7.976cm" svg:y2="12.233cm">
          <text:p/>
        </draw:line>
        <draw:line draw:style-name="gr2" draw:text-style-name="P1" draw:layer="layout" svg:x1="7.785cm" svg:y1="12.885cm" svg:x2="5.983cm" svg:y2="12.924cm">
          <text:p/>
        </draw:line>
        <draw:frame draw:style-name="gr3" draw:layer="layout" svg:width="2.682cm" svg:height="1.038cm" svg:x="3.183cm" svg:y="9.932cm">
          <draw:text-box>
            <text:p>oChldIn</text:p>
          </draw:text-box>
        </draw:frame>
        <draw:frame draw:style-name="gr4" draw:layer="layout" svg:width="2.966cm" svg:height="1.074cm" svg:x="3.258cm" svg:y="12.041cm">
          <draw:text-box>
            <text:p>iChldOut</text:p>
          </draw:text-box>
        </draw:frame>
        <draw:frame draw:style-name="gr3" draw:layer="layout" svg:width="1.311cm" svg:height="1.038cm" svg:x="1.112cm" svg:y="9.625cm">
          <draw:text-box>
            <text:p>lhs</text:p>
          </draw:text-box>
        </draw:frame>
        <draw:custom-shape draw:style-name="gr7" draw:text-style-name="P1" draw:layer="layout" svg:width="2.263cm" svg:height="1.496cm" svg:x="5.867cm" svg:y="9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383cm" svg:height="1.038cm" svg:x="1.074cm" svg:y="14.609cm">
          <draw:text-box>
            <text:p>rhs</text:p>
          </draw:text-box>
        </draw:frame>
        <draw:frame draw:style-name="gr3" draw:layer="layout" svg:width="1.277cm" svg:height="1.038cm" svg:x="1.227cm" svg:y="3.949cm">
          <draw:text-box>
            <text:p>P1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9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028cm" svg:y="6.327cm">
          <draw:text-box>
            <text:p>iChldOut</text:p>
          </draw:text-box>
        </draw:frame>
        <draw:custom-shape draw:style-name="gr1" draw:text-style-name="P1" draw:layer="layout" svg:width="5.905cm" svg:height="4.18cm" svg:x="0.843cm" svg:y="14.30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58cm" svg:y1="15.147cm" svg:x2="7.975cm" svg:y2="15.108cm">
          <text:p/>
        </draw:line>
        <draw:line draw:style-name="gr2" draw:text-style-name="P1" draw:layer="layout" svg:x1="7.784cm" svg:y1="15.76cm" svg:x2="5.982cm" svg:y2="15.799cm">
          <text:p/>
        </draw:line>
        <draw:line draw:style-name="gr2" draw:text-style-name="P1" draw:layer="layout" svg:x1="5.944cm" svg:y1="17.18cm" svg:x2="7.861cm" svg:y2="17.141cm">
          <text:p/>
        </draw:line>
        <draw:line draw:style-name="gr2" draw:text-style-name="P1" draw:layer="layout" svg:x1="7.67cm" svg:y1="17.793cm" svg:x2="5.868cm" svg:y2="17.832cm">
          <text:p/>
        </draw:line>
        <draw:frame draw:style-name="gr3" draw:layer="layout" svg:width="2.682cm" svg:height="1.038cm" svg:x="3.068cm" svg:y="14.84cm">
          <draw:text-box>
            <text:p>oChldIn</text:p>
          </draw:text-box>
        </draw:frame>
        <draw:frame draw:style-name="gr4" draw:layer="layout" svg:width="2.966cm" svg:height="1.074cm" svg:x="3.143cm" svg:y="16.949cm">
          <draw:text-box>
            <text:p>iChldOut</text:p>
          </draw:text-box>
        </draw:frame>
        <draw:frame draw:style-name="gr3" draw:text-style-name="P2" draw:layer="layout" svg:width="6.691cm" svg:height="1.301cm" svg:x="9.97cm" svg:y="0.691cm">
          <draw:text-box>
            <text:p text:style-name="P1"><text:span text:style-name="T1">calling lhs.start()</text:span></text:p>
          </draw:text-box>
        </draw:frame>
        <draw:custom-shape draw:style-name="gr9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P1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draw:frame draw:style-name="gr3" draw:text-style-name="P2" draw:layer="layout" svg:width="4.989cm" svg:height="1.301cm" svg:x="0.997cm" svg:y="0.882cm">
          <draw:text-box>
            <text:p><text:span text:style-name="T1">P1 | P2 | P3</text:span></text:p>
          </draw:text-box>
        </draw:frame>
        <draw:frame draw:style-name="gr3" draw:layer="layout" svg:width="1.383cm" svg:height="1.038cm" svg:x="1.074cm" svg:y="14.609cm">
          <draw:text-box>
            <text:p>rhs</text:p>
          </draw:text-box>
        </draw:frame>
        <draw:custom-shape draw:style-name="gr1" draw:text-style-name="P1" draw:layer="layout" svg:width="5.905cm" svg:height="4.18cm" svg:x="0.843cm" svg:y="9.08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944cm" svg:y1="11.966cm" svg:x2="7.861cm" svg:y2="11.927cm">
          <text:p/>
        </draw:line>
        <draw:line draw:style-name="gr2" draw:text-style-name="P1" draw:layer="layout" svg:x1="7.67cm" svg:y1="12.579cm" svg:x2="5.868cm" svg:y2="12.618cm">
          <text:p/>
        </draw:line>
        <draw:frame draw:style-name="gr3" draw:layer="layout" svg:width="2.682cm" svg:height="1.038cm" svg:x="3.068cm" svg:y="9.626cm">
          <draw:text-box>
            <text:p>oChldIn</text:p>
          </draw:text-box>
        </draw:frame>
        <draw:frame draw:style-name="gr4" draw:layer="layout" svg:width="2.966cm" svg:height="1.074cm" svg:x="3.143cm" svg:y="11.735cm">
          <draw:text-box>
            <text:p>iChldOut</text:p>
          </draw:text-box>
        </draw:frame>
        <draw:frame draw:style-name="gr3" draw:layer="layout" svg:width="1.311cm" svg:height="1.038cm" svg:x="1.035cm" svg:y="9.281cm">
          <draw:text-box>
            <text:p>lhs</text:p>
          </draw:text-box>
        </draw:frame>
        <draw:custom-shape draw:style-name="gr1" draw:text-style-name="P1" draw:layer="layout" svg:width="5.905cm" svg:height="4.18cm" svg:x="15.415cm" svg:y="10.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516cm" svg:y1="13.807cm" svg:x2="22.433cm" svg:y2="13.768cm">
          <text:p/>
        </draw:line>
        <draw:line draw:style-name="gr6" draw:text-style-name="P1" draw:layer="layout" svg:x1="22.242cm" svg:y1="14.42cm" svg:x2="20.44cm" svg:y2="14.459cm">
          <text:p/>
        </draw:line>
        <draw:frame draw:style-name="gr3" draw:layer="layout" svg:width="2.682cm" svg:height="1.038cm" svg:x="17.64cm" svg:y="11.467cm">
          <draw:text-box>
            <text:p>oChldIn</text:p>
          </draw:text-box>
        </draw:frame>
        <draw:frame draw:style-name="gr4" draw:layer="layout" svg:width="2.966cm" svg:height="1.074cm" svg:x="17.715cm" svg:y="13.576cm">
          <draw:text-box>
            <text:p>iChldOut</text:p>
          </draw:text-box>
        </draw:frame>
        <draw:frame draw:style-name="gr3" draw:layer="layout" svg:width="2.225cm" svg:height="1.825cm" svg:x="15.607cm" svg:y="11.122cm">
          <draw:text-box>
            <text:p>lhs</text:p>
            <text:p>(child)</text:p>
          </draw:text-box>
        </draw:frame>
        <draw:polyline draw:style-name="gr2" draw:text-style-name="P1" draw:layer="layout" svg:width="2.807cm" svg:height="6.429cm" draw:transform="rotate (-0.0260054058558972) translate (22.2447969312469cm 6.05247232939448cm)" svg:viewBox="0 0 2808 6430" draw:points="0,11052 2520,10944 2808,17264 164,17374">
          <text:p/>
        </draw:polyline>
        <draw:polyline draw:style-name="gr2" draw:text-style-name="P1" draw:layer="layout" svg:width="17.171cm" svg:height="4.281cm" draw:transform="rotate (-3.0792843992942) translate (25.0537510806968cm 15.7715965646236cm)" svg:viewBox="0 0 17172 4282" draw:points="2493,-32438 0,-32583 167,-34602 12543,-33799 17172,-30320">
          <text:p/>
        </draw:polyline>
        <draw:line draw:style-name="gr6" draw:text-style-name="P1" draw:layer="layout" svg:x1="20.498cm" svg:y1="11.85cm" svg:x2="22.415cm" svg:y2="11.811cm">
          <text:p/>
        </draw:line>
        <draw:line draw:style-name="gr2" draw:text-style-name="P1" draw:layer="layout" svg:x1="22.357cm" svg:y1="12.463cm" svg:x2="20.555cm" svg:y2="12.502cm">
          <text:p/>
        </draw:line>
        <draw:line draw:style-name="gr2" draw:text-style-name="P1" draw:layer="layout" svg:x1="18.713cm" svg:y1="9.702cm" svg:x2="20.63cm" svg:y2="9.663cm">
          <text:p/>
        </draw:line>
        <draw:line draw:style-name="gr6" draw:text-style-name="P1" draw:layer="layout" svg:x1="20.439cm" svg:y1="10.315cm" svg:x2="18.637cm" svg:y2="10.354cm">
          <text:p/>
        </draw:line>
        <draw:frame draw:style-name="gr3" draw:layer="layout" svg:width="3.897cm" svg:height="1.038cm" svg:x="14.687cm" svg:y="9.395cm">
          <draw:text-box>
            <text:p>P1'soChldIn</text:p>
          </draw:text-box>
        </draw:frame>
        <draw:frame draw:style-name="gr3" draw:layer="layout" svg:width="1.383cm" svg:height="1.038cm" svg:x="16.834cm" svg:y="8.627cm">
          <draw:text-box>
            <text:p>CE</text:p>
          </draw:text-box>
        </draw:frame>
        <draw:custom-shape draw:style-name="gr7" draw:text-style-name="P1" draw:layer="layout" svg:width="7.286cm" svg:height="2.109cm" svg:x="14.763cm" svg:y="8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72cm" svg:height="1.055cm" svg:x="18.522cm" svg:y="8.704cm">
          <draw:text-box>
            <text:p><text:span text:style-name="T4">(closes)</text:span></text:p>
          </draw:text-box>
        </draw:frame>
        <draw:custom-shape draw:style-name="gr10" draw:text-style-name="P1" draw:layer="layout" svg:width="9.241cm" svg:height="7.286cm" svg:x="14.111cm" svg:y="8.16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77cm" svg:height="1.038cm" svg:x="1.189cm" svg:y="3.911cm">
          <draw:text-box>
            <text:p>P1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9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028cm" svg:y="6.327cm">
          <draw:text-box>
            <text:p>iChldOut</text:p>
          </draw:text-box>
        </draw:frame>
        <draw:custom-shape draw:style-name="gr1" draw:text-style-name="P1" draw:layer="layout" svg:width="5.905cm" svg:height="4.18cm" svg:x="0.843cm" svg:y="14.30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44cm" svg:y1="17.18cm" svg:x2="7.861cm" svg:y2="17.141cm">
          <text:p/>
        </draw:line>
        <draw:line draw:style-name="gr2" draw:text-style-name="P1" draw:layer="layout" svg:x1="7.67cm" svg:y1="17.793cm" svg:x2="5.868cm" svg:y2="17.832cm">
          <text:p/>
        </draw:line>
        <draw:frame draw:style-name="gr3" draw:layer="layout" svg:width="2.682cm" svg:height="1.038cm" svg:x="3.068cm" svg:y="14.84cm">
          <draw:text-box>
            <text:p>oChldIn</text:p>
          </draw:text-box>
        </draw:frame>
        <draw:frame draw:style-name="gr4" draw:layer="layout" svg:width="2.966cm" svg:height="1.074cm" svg:x="3.143cm" svg:y="16.949cm">
          <draw:text-box>
            <text:p>iChldOut</text:p>
          </draw:text-box>
        </draw:frame>
        <draw:frame draw:style-name="gr3" draw:text-style-name="P2" draw:layer="layout" svg:width="15.958cm" svg:height="1.301cm" svg:x="8.283cm" svg:y="0.73cm">
          <draw:text-box>
            <text:p text:style-name="P1"><text:span text:style-name="T1">assigning lhs's iChildOut to rhs's oChildIn</text:span></text:p>
          </draw:text-box>
        </draw:frame>
        <draw:custom-shape draw:style-name="gr9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P1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draw:frame draw:style-name="gr3" draw:text-style-name="P2" draw:layer="layout" svg:width="4.989cm" svg:height="1.301cm" svg:x="0.997cm" svg:y="0.882cm">
          <draw:text-box>
            <text:p><text:span text:style-name="T1">P1 | P2 | P3</text:span></text:p>
          </draw:text-box>
        </draw:frame>
        <draw:frame draw:style-name="gr3" draw:layer="layout" svg:width="1.383cm" svg:height="1.038cm" svg:x="1.074cm" svg:y="14.609cm">
          <draw:text-box>
            <text:p>rhs</text:p>
          </draw:text-box>
        </draw:frame>
        <draw:custom-shape draw:style-name="gr1" draw:text-style-name="P1" draw:layer="layout" svg:width="5.905cm" svg:height="4.18cm" svg:x="0.843cm" svg:y="9.08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944cm" svg:y1="11.966cm" svg:x2="7.861cm" svg:y2="11.927cm">
          <text:p/>
        </draw:line>
        <draw:line draw:style-name="gr2" draw:text-style-name="P1" draw:layer="layout" svg:x1="7.67cm" svg:y1="12.579cm" svg:x2="5.868cm" svg:y2="12.618cm">
          <text:p/>
        </draw:line>
        <draw:frame draw:style-name="gr3" draw:layer="layout" svg:width="2.682cm" svg:height="1.038cm" svg:x="3.068cm" svg:y="9.626cm">
          <draw:text-box>
            <text:p>oChldIn</text:p>
          </draw:text-box>
        </draw:frame>
        <draw:frame draw:style-name="gr4" draw:layer="layout" svg:width="2.966cm" svg:height="1.074cm" svg:x="3.143cm" svg:y="11.735cm">
          <draw:text-box>
            <text:p>iChldOut</text:p>
          </draw:text-box>
        </draw:frame>
        <draw:frame draw:style-name="gr3" draw:layer="layout" svg:width="1.311cm" svg:height="1.038cm" svg:x="1.035cm" svg:y="9.281cm">
          <draw:text-box>
            <text:p>lhs</text:p>
          </draw:text-box>
        </draw:frame>
        <draw:custom-shape draw:style-name="gr1" draw:text-style-name="P1" draw:layer="layout" svg:width="5.905cm" svg:height="4.18cm" svg:x="15.415cm" svg:y="10.9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516cm" svg:y1="13.807cm" svg:x2="22.433cm" svg:y2="13.768cm">
          <text:p/>
        </draw:line>
        <draw:line draw:style-name="gr6" draw:text-style-name="P1" draw:layer="layout" svg:x1="22.242cm" svg:y1="14.42cm" svg:x2="20.44cm" svg:y2="14.459cm">
          <text:p/>
        </draw:line>
        <draw:frame draw:style-name="gr3" draw:layer="layout" svg:width="2.682cm" svg:height="1.038cm" svg:x="17.64cm" svg:y="11.467cm">
          <draw:text-box>
            <text:p>oChldIn</text:p>
          </draw:text-box>
        </draw:frame>
        <draw:frame draw:style-name="gr4" draw:layer="layout" svg:width="2.966cm" svg:height="1.074cm" svg:x="17.715cm" svg:y="13.576cm">
          <draw:text-box>
            <text:p>iChldOut</text:p>
          </draw:text-box>
        </draw:frame>
        <draw:frame draw:style-name="gr3" draw:layer="layout" svg:width="2.225cm" svg:height="1.825cm" svg:x="15.607cm" svg:y="11.122cm">
          <draw:text-box>
            <text:p>lhs</text:p>
            <text:p>(child)</text:p>
          </draw:text-box>
        </draw:frame>
        <draw:polyline draw:style-name="gr2" draw:text-style-name="P1" draw:layer="layout" svg:width="2.643cm" svg:height="6.305cm" draw:transform="rotate (-0.0260054058558972) translate (22.405983758263cm 6.18066500343401cm)" svg:viewBox="0 0 2644 6306" draw:points="44,11252 2359,11192 2644,17388 0,17498">
          <text:p/>
        </draw:polyline>
        <draw:polyline draw:style-name="gr2" draw:text-style-name="P1" draw:layer="layout" svg:width="17.171cm" svg:height="4.281cm" draw:transform="rotate (-3.0792843992942) translate (25.0537510806968cm 15.7715965646236cm)" svg:viewBox="0 0 17172 4282" draw:points="2493,-32438 0,-32583 167,-34602 12543,-33799 17172,-30320">
          <text:p/>
        </draw:polyline>
        <draw:line draw:style-name="gr6" draw:text-style-name="P1" draw:layer="layout" svg:x1="20.498cm" svg:y1="11.85cm" svg:x2="22.415cm" svg:y2="11.811cm">
          <text:p/>
        </draw:line>
        <draw:line draw:style-name="gr2" draw:text-style-name="P1" draw:layer="layout" svg:x1="22.357cm" svg:y1="12.463cm" svg:x2="20.555cm" svg:y2="12.502cm">
          <text:p/>
        </draw:line>
        <draw:line draw:style-name="gr2" draw:text-style-name="P1" draw:layer="layout" svg:x1="18.713cm" svg:y1="9.702cm" svg:x2="20.63cm" svg:y2="9.663cm">
          <text:p/>
        </draw:line>
        <draw:line draw:style-name="gr6" draw:text-style-name="P1" draw:layer="layout" svg:x1="20.439cm" svg:y1="10.315cm" svg:x2="18.637cm" svg:y2="10.354cm">
          <text:p/>
        </draw:line>
        <draw:frame draw:style-name="gr3" draw:layer="layout" svg:width="3.897cm" svg:height="1.038cm" svg:x="14.687cm" svg:y="9.395cm">
          <draw:text-box>
            <text:p>P1'soChldIn</text:p>
          </draw:text-box>
        </draw:frame>
        <draw:frame draw:style-name="gr3" draw:layer="layout" svg:width="1.383cm" svg:height="1.038cm" svg:x="16.834cm" svg:y="8.627cm">
          <draw:text-box>
            <text:p>CE</text:p>
          </draw:text-box>
        </draw:frame>
        <draw:custom-shape draw:style-name="gr7" draw:text-style-name="P1" draw:layer="layout" svg:width="7.286cm" svg:height="2.109cm" svg:x="14.763cm" svg:y="8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72cm" svg:height="1.055cm" svg:x="18.522cm" svg:y="8.704cm">
          <draw:text-box>
            <text:p><text:span text:style-name="T4">(closes)</text:span></text:p>
          </draw:text-box>
        </draw:frame>
        <draw:custom-shape draw:style-name="gr10" draw:text-style-name="P1" draw:layer="layout" svg:width="9.241cm" svg:height="7.286cm" svg:x="14.111cm" svg:y="8.16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965cm" svg:y1="15.148cm" svg:x2="7.882cm" svg:y2="15.109cm">
          <text:p/>
        </draw:line>
        <draw:line draw:style-name="gr2" draw:text-style-name="P1" draw:layer="layout" svg:x1="7.824cm" svg:y1="15.761cm" svg:x2="6.022cm" svg:y2="15.8cm">
          <text:p/>
        </draw:line>
        <draw:custom-shape draw:style-name="gr7" draw:text-style-name="P1" draw:id="id5" draw:layer="layout" svg:width="2.263cm" svg:height="1.496cm" svg:x="5.792cm" svg:y="14.6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4" draw:layer="layout" svg:width="2.34cm" svg:height="1.534cm" svg:x="5.79cm" svg:y="11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6.96cm" svg:y1="13.076cm" svg:x2="6.923cm" svg:y2="14.648cm" draw:start-shape="id4" draw:start-glue-point="2" draw:end-shape="id5" svg:d="m6960 13076-37 1572">
          <text:p/>
        </draw:connector>
        <draw:frame draw:style-name="gr3" draw:layer="layout" svg:width="1.277cm" svg:height="1.038cm" svg:x="1.15cm" svg:y="3.873cm">
          <draw:text-box>
            <text:p>P1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9" draw:text-style-name="P1" draw:layer="layout" svg:width="5.905cm" svg:height="4.18cm" svg:x="0.92cm" svg:y="3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35cm" svg:y1="4.487cm" svg:x2="8.052cm" svg:y2="4.448cm">
          <text:p/>
        </draw:line>
        <draw:line draw:style-name="gr6" draw:text-style-name="P1" draw:layer="layout" svg:x1="7.861cm" svg:y1="5.1cm" svg:x2="6.059cm" svg:y2="5.139cm">
          <text:p/>
        </draw:line>
        <draw:line draw:style-name="gr2" draw:text-style-name="P1" draw:layer="layout" svg:x1="7.899cm" svg:y1="7.133cm" svg:x2="6.097cm" svg:y2="7.172cm">
          <text:p/>
        </draw:line>
        <draw:frame draw:style-name="gr3" draw:layer="layout" svg:width="2.682cm" svg:height="1.038cm" svg:x="3.145cm" svg:y="4.18cm">
          <draw:text-box>
            <text:p>oChldIn</text:p>
          </draw:text-box>
        </draw:frame>
        <draw:frame draw:style-name="gr4" draw:layer="layout" svg:width="2.966cm" svg:height="1.074cm" svg:x="3.028cm" svg:y="6.327cm">
          <draw:text-box>
            <text:p>iChldOut</text:p>
          </draw:text-box>
        </draw:frame>
        <draw:custom-shape draw:style-name="gr1" draw:text-style-name="P1" draw:layer="layout" svg:width="5.905cm" svg:height="4.18cm" svg:x="0.843cm" svg:y="14.30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944cm" svg:y1="17.18cm" svg:x2="7.861cm" svg:y2="17.141cm">
          <text:p/>
        </draw:line>
        <draw:line draw:style-name="gr2" draw:text-style-name="P1" draw:layer="layout" svg:x1="7.67cm" svg:y1="17.793cm" svg:x2="5.868cm" svg:y2="17.832cm">
          <text:p/>
        </draw:line>
        <draw:frame draw:style-name="gr3" draw:layer="layout" svg:width="2.682cm" svg:height="1.038cm" svg:x="3.068cm" svg:y="14.84cm">
          <draw:text-box>
            <text:p>oChldIn</text:p>
          </draw:text-box>
        </draw:frame>
        <draw:frame draw:style-name="gr4" draw:layer="layout" svg:width="2.966cm" svg:height="1.074cm" svg:x="3.143cm" svg:y="16.949cm">
          <draw:text-box>
            <text:p>iChldOut</text:p>
          </draw:text-box>
        </draw:frame>
        <draw:frame draw:style-name="gr3" draw:text-style-name="P2" draw:layer="layout" svg:width="6.789cm" svg:height="1.301cm" svg:x="11.044cm" svg:y="0.768cm">
          <draw:text-box>
            <text:p text:style-name="P1"><text:span text:style-name="T1">calling rhs.start()</text:span></text:p>
          </draw:text-box>
        </draw:frame>
        <draw:custom-shape draw:style-name="gr9" draw:text-style-name="P1" draw:layer="layout" svg:width="5.905cm" svg:height="4.18cm" svg:x="15.53cm" svg:y="3.3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745cm" svg:y1="4.18cm" svg:x2="22.662cm" svg:y2="4.141cm">
          <text:p/>
        </draw:line>
        <draw:line draw:style-name="gr2" draw:text-style-name="P1" draw:layer="layout" svg:x1="22.471cm" svg:y1="4.793cm" svg:x2="20.669cm" svg:y2="4.832cm">
          <text:p/>
        </draw:line>
        <draw:line draw:style-name="gr2" draw:text-style-name="P1" draw:layer="layout" svg:x1="20.631cm" svg:y1="6.213cm" svg:x2="22.548cm" svg:y2="6.174cm">
          <text:p/>
        </draw:line>
        <draw:line draw:style-name="gr6" draw:text-style-name="P1" draw:layer="layout" svg:x1="22.357cm" svg:y1="6.826cm" svg:x2="20.555cm" svg:y2="6.865cm">
          <text:p/>
        </draw:line>
        <draw:frame draw:style-name="gr3" draw:layer="layout" svg:width="2.682cm" svg:height="1.038cm" svg:x="17.755cm" svg:y="3.873cm">
          <draw:text-box>
            <text:p>oChldIn</text:p>
          </draw:text-box>
        </draw:frame>
        <draw:frame draw:style-name="gr4" draw:layer="layout" svg:width="2.966cm" svg:height="1.074cm" svg:x="17.83cm" svg:y="5.982cm">
          <draw:text-box>
            <text:p>iChldOut</text:p>
          </draw:text-box>
        </draw:frame>
        <draw:frame draw:style-name="gr3" draw:layer="layout" svg:width="2.225cm" svg:height="1.825cm" svg:x="15.722cm" svg:y="3.528cm">
          <draw:text-box>
            <text:p>P1</text:p>
            <text:p>(child)</text:p>
          </draw:text-box>
        </draw:frame>
        <draw:polyline draw:style-name="gr2" draw:text-style-name="P1" draw:layer="layout" svg:width="16.992cm" svg:height="2.036cm" draw:transform="rotate (-0.0260054058558972) translate (7.95194427074109cm 2.4125641590592cm)" svg:viewBox="0 0 16993 2037" draw:points="0,6446 2023,4839 16900,4410 16993,6393 14691,6447">
          <text:p/>
        </draw:polyline>
        <draw:frame draw:style-name="gr3" draw:layer="layout" svg:width="1.383cm" svg:height="1.038cm" svg:x="5.483cm" svg:y="3.566cm">
          <draw:text-box>
            <text:p>CE</text:p>
          </draw:text-box>
        </draw:frame>
        <draw:frame draw:style-name="gr3" draw:layer="layout" svg:width="4.748cm" svg:height="1.038cm" svg:x="0.729cm" svg:y="7.745cm">
          <draw:text-box>
            <text:p>CE: CLOEXEC</text:p>
          </draw:text-box>
        </draw:frame>
        <draw:frame draw:style-name="gr3" draw:text-style-name="P2" draw:layer="layout" svg:width="8.037cm" svg:height="1.301cm" svg:x="0.997cm" svg:y="0.882cm">
          <draw:text-box>
            <text:p><text:span text:style-name="T1">(P1 | P2 | P3).start()</text:span></text:p>
          </draw:text-box>
        </draw:frame>
        <draw:frame draw:style-name="gr3" draw:layer="layout" svg:width="1.383cm" svg:height="1.038cm" svg:x="1.074cm" svg:y="14.609cm">
          <draw:text-box>
            <text:p>rhs</text:p>
          </draw:text-box>
        </draw:frame>
        <draw:custom-shape draw:style-name="gr9" draw:text-style-name="P1" draw:layer="layout" svg:width="5.905cm" svg:height="4.18cm" svg:x="0.843cm" svg:y="9.08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682cm" svg:height="1.038cm" svg:x="3.068cm" svg:y="9.626cm">
          <draw:text-box>
            <text:p>oChldIn</text:p>
          </draw:text-box>
        </draw:frame>
        <draw:frame draw:style-name="gr4" draw:layer="layout" svg:width="2.966cm" svg:height="1.074cm" svg:x="3.143cm" svg:y="11.735cm">
          <draw:text-box>
            <text:p>iChldOut</text:p>
          </draw:text-box>
        </draw:frame>
        <draw:frame draw:style-name="gr3" draw:layer="layout" svg:width="1.311cm" svg:height="1.038cm" svg:x="1.035cm" svg:y="9.281cm">
          <draw:text-box>
            <text:p>lhs</text:p>
          </draw:text-box>
        </draw:frame>
        <draw:custom-shape draw:style-name="gr1" draw:text-style-name="P1" draw:layer="layout" svg:width="5.905cm" svg:height="4.18cm" svg:x="15.415cm" svg:y="16.0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516cm" svg:y1="18.907cm" svg:x2="22.433cm" svg:y2="18.868cm">
          <text:p/>
        </draw:line>
        <draw:line draw:style-name="gr6" draw:text-style-name="P1" draw:layer="layout" svg:x1="22.242cm" svg:y1="19.52cm" svg:x2="20.44cm" svg:y2="19.559cm">
          <text:p/>
        </draw:line>
        <draw:frame draw:style-name="gr3" draw:layer="layout" svg:width="2.682cm" svg:height="1.038cm" svg:x="17.64cm" svg:y="16.567cm">
          <draw:text-box>
            <text:p>oChldIn</text:p>
          </draw:text-box>
        </draw:frame>
        <draw:frame draw:style-name="gr4" draw:layer="layout" svg:width="2.966cm" svg:height="1.074cm" svg:x="17.715cm" svg:y="18.676cm">
          <draw:text-box>
            <text:p>iChldOut</text:p>
          </draw:text-box>
        </draw:frame>
        <draw:frame draw:style-name="gr3" draw:layer="layout" svg:width="2.225cm" svg:height="1.825cm" svg:x="15.607cm" svg:y="16.222cm">
          <draw:text-box>
            <text:p>lhs</text:p>
            <text:p>(child)</text:p>
          </draw:text-box>
        </draw:frame>
        <draw:polyline draw:style-name="gr2" draw:text-style-name="P1" draw:layer="layout" svg:width="2.4cm" svg:height="3.367cm" draw:transform="rotate (-0.0260054058558972) translate (22.4495659140583cm 6.18179863064519cm)" svg:viewBox="0 0 2401 3368" draw:points="0,11252 2315,11192 2401,14499 45,14560">
          <text:p/>
        </draw:polyline>
        <draw:polyline draw:style-name="gr2" draw:text-style-name="P1" draw:layer="layout" svg:width="3.17cm" svg:height="6.824cm" draw:transform="rotate (-3.0792843992942) translate (25.458961924607cm 17.5472303856645cm)" svg:viewBox="0 0 3171 6825" draw:points="2493,-31372 0,-31517 366,-38197 3171,-38022">
          <text:p/>
        </draw:polyline>
        <draw:line draw:style-name="gr6" draw:text-style-name="P1" draw:layer="layout" svg:x1="20.498cm" svg:y1="16.95cm" svg:x2="22.415cm" svg:y2="16.911cm">
          <text:p/>
        </draw:line>
        <draw:line draw:style-name="gr2" draw:text-style-name="P1" draw:layer="layout" svg:x1="22.357cm" svg:y1="17.563cm" svg:x2="20.555cm" svg:y2="17.602cm">
          <text:p/>
        </draw:line>
        <draw:custom-shape draw:style-name="gr7" draw:text-style-name="P1" draw:layer="layout" svg:width="2.263cm" svg:height="1.496cm" svg:x="20.325cm" svg:y="1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713cm" svg:y1="14.802cm" svg:x2="20.63cm" svg:y2="14.763cm">
          <text:p/>
        </draw:line>
        <draw:line draw:style-name="gr6" draw:text-style-name="P1" draw:layer="layout" svg:x1="20.439cm" svg:y1="15.415cm" svg:x2="18.637cm" svg:y2="15.454cm">
          <text:p/>
        </draw:line>
        <draw:frame draw:style-name="gr3" draw:layer="layout" svg:width="3.897cm" svg:height="1.038cm" svg:x="14.687cm" svg:y="14.495cm">
          <draw:text-box>
            <text:p>P1'soChldIn</text:p>
          </draw:text-box>
        </draw:frame>
        <draw:frame draw:style-name="gr3" draw:layer="layout" svg:width="1.383cm" svg:height="1.038cm" svg:x="16.834cm" svg:y="13.727cm">
          <draw:text-box>
            <text:p>CE</text:p>
          </draw:text-box>
        </draw:frame>
        <draw:custom-shape draw:style-name="gr7" draw:text-style-name="P1" draw:layer="layout" svg:width="7.286cm" svg:height="2.109cm" svg:x="14.763cm" svg:y="13.8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72cm" svg:height="1.055cm" svg:x="18.522cm" svg:y="13.804cm">
          <draw:text-box>
            <text:p><text:span text:style-name="T4">(closes)</text:span></text:p>
          </draw:text-box>
        </draw:frame>
        <draw:custom-shape draw:style-name="gr10" draw:text-style-name="P1" draw:layer="layout" svg:width="9.241cm" svg:height="7.286cm" svg:x="14.111cm" svg:y="13.2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05cm" svg:height="4.18cm" svg:x="15.569cm" svg:y="8.0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51cm" svg:y1="9.51cm" svg:x2="20.708cm" svg:y2="9.549cm">
          <text:p/>
        </draw:line>
        <draw:line draw:style-name="gr2" draw:text-style-name="P1" draw:layer="layout" svg:x1="20.67cm" svg:y1="10.93cm" svg:x2="22.587cm" svg:y2="10.891cm">
          <text:p/>
        </draw:line>
        <draw:line draw:style-name="gr6" draw:text-style-name="P1" draw:layer="layout" svg:x1="22.396cm" svg:y1="11.543cm" svg:x2="20.594cm" svg:y2="11.582cm">
          <text:p/>
        </draw:line>
        <draw:frame draw:style-name="gr3" draw:layer="layout" svg:width="2.682cm" svg:height="1.038cm" svg:x="17.794cm" svg:y="8.59cm">
          <draw:text-box>
            <text:p>oChldIn</text:p>
          </draw:text-box>
        </draw:frame>
        <draw:frame draw:style-name="gr4" draw:layer="layout" svg:width="2.966cm" svg:height="1.074cm" svg:x="17.869cm" svg:y="10.699cm">
          <draw:text-box>
            <text:p>iChldOut</text:p>
          </draw:text-box>
        </draw:frame>
        <draw:frame draw:style-name="gr3" draw:layer="layout" svg:width="2.225cm" svg:height="1.825cm" svg:x="15.761cm" svg:y="8.245cm">
          <draw:text-box>
            <text:p>lhs</text:p>
            <text:p>(child)</text:p>
          </draw:text-box>
        </draw:frame>
        <draw:polyline draw:style-name="gr8" draw:text-style-name="P1" draw:layer="layout" svg:width="17.414cm" svg:height="0.966cm" draw:transform="rotate (3.07090681888344) translate (25.0604805324393cm 19.2834134153717cm)" svg:viewBox="0 0 17415 967" draw:points="2769,-34669 0,-34456 76,-33964 13145,-34931 17415,-34669">
          <text:p/>
        </draw:polyline>
        <draw:frame draw:style-name="gr3" draw:layer="layout" svg:width="1.277cm" svg:height="1.038cm" svg:x="1.035cm" svg:y="3.796cm">
          <draw:text-box>
            <text:p>P1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0T12:28:36</meta:creation-date>
    <meta:editing-duration>PT00H25M45S</meta:editing-duration>
    <meta:editing-cycles>3</meta:editing-cycles>
    <dc:date>2011-01-30T13:47:29</dc:date>
    <meta:generator>OpenOffice.org/3.2$Linux OpenOffice.org_project/320m19$Build-9505</meta:generator>
    <meta:document-statistic meta:object-count="314"/>
  </office:meta>
</office:document-meta>
</file>